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-Italic" svg:font-family="Palatino-Italic" style:font-family-generic="roman"/>
    <style:font-face style:name="Palatino-Roman" svg:font-family="Palatino-Roman" style:font-family-generic="roman"/>
    <style:font-face style:name="Avenir-Book" svg:font-family="Avenir-Book" style:font-family-generic="swiss"/>
    <style:font-face style:name="FreeSans1" svg:font-family="FreeSans" style:font-family-generic="swiss"/>
    <style:font-face style:name="Wilke-Italic" svg:font-family="Wilke-Italic" style:font-family-generic="swiss"/>
    <style:font-face style:name="Wilke-Roman" svg:font-family="Wilke-Roman" style:font-family-generic="swiss"/>
    <style:font-face style:name="Rpxr" svg:font-family="Rpxr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officeooo:paragraph-rsid="0018bc57" fo:hyphenate="true" fo:hyphenation-remain-char-count="2" fo:hyphenation-push-char-count="2"/>
    </style:style>
    <style:style style:name="P2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style:font-name="Palatino-Roman" fo:font-size="10pt" fo:language="fr" fo:country="BE" officeooo:paragraph-rsid="0018bc57" style:letter-kerning="false" style:font-size-asian="10pt" style:font-name-complex="Palatino-Roman" style:font-size-complex="10pt" fo:hyphenate="true" fo:hyphenation-remain-char-count="2" fo:hyphenation-push-char-count="2"/>
    </style:style>
    <style:style style:name="P3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style:font-name="Palatino-Roman" fo:font-size="9pt" fo:language="fr" fo:country="BE" officeooo:paragraph-rsid="0018bc57" style:letter-kerning="false" style:font-size-asian="9pt" style:font-name-complex="Palatino-Roman" style:font-size-complex="9pt" fo:hyphenate="true" fo:hyphenation-remain-char-count="2" fo:hyphenation-push-char-count="2"/>
    </style:style>
    <style:style style:name="P4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fo:color="#1a1a1a" style:font-name="Wilke-Roman" fo:font-size="9.5pt" officeooo:paragraph-rsid="0018bc57" style:letter-kerning="false" style:font-size-asian="9.5pt" style:font-name-complex="Wilke-Roman" style:font-size-complex="9.5pt" fo:hyphenate="true" fo:hyphenation-remain-char-count="2" fo:hyphenation-push-char-count="2"/>
    </style:style>
    <style:style style:name="P5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fo:color="#1a1a1a" style:font-name="Wilke-Italic" fo:font-size="9.5pt" fo:language="fr" fo:country="BE" fo:font-style="italic" officeooo:paragraph-rsid="0018bc57" style:letter-kerning="false" style:font-size-asian="9.5pt" style:font-style-asian="italic" style:font-name-complex="Wilke-Italic" style:font-size-complex="9.5pt" style:font-style-complex="italic" fo:hyphenate="true" fo:hyphenation-remain-char-count="2" fo:hyphenation-push-char-count="2"/>
    </style:style>
    <style:style style:name="P6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style:font-name="Avenir-Book" fo:font-size="9pt" officeooo:paragraph-rsid="0018bc57" style:letter-kerning="false" style:font-size-asian="9pt" style:font-name-complex="Avenir-Book" style:font-size-complex="9pt" fo:hyphenate="true" fo:hyphenation-remain-char-count="2" fo:hyphenation-push-char-count="2"/>
    </style:style>
    <style:style style:name="P7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style:font-name="Avenir-Book" fo:font-size="9pt" fo:language="fr" fo:country="BE" officeooo:paragraph-rsid="0018bc57" style:letter-kerning="false" style:font-size-asian="9pt" style:font-name-complex="Avenir-Book" style:font-size-complex="9pt" fo:hyphenate="true" fo:hyphenation-remain-char-count="2" fo:hyphenation-push-char-count="2"/>
    </style:style>
    <style:style style:name="P8" style:family="paragraph" style:parent-style-name="Normal" style:master-page-name="MP0">
      <style:paragraph-properties fo:margin-top="0cm" fo:margin-bottom="0cm" style:contextual-spacing="false" fo:line-height="100%" fo:orphans="2" fo:widows="2" fo:hyphenation-ladder-count="no-limit" style:page-number="auto" fo:break-before="page" style:text-autospace="none" style:vertical-align="auto"/>
      <style:text-properties officeooo:paragraph-rsid="0018bc57" fo:hyphenate="true" fo:hyphenation-remain-char-count="2" fo:hyphenation-push-char-count="2"/>
    </style:style>
    <style:style style:name="P9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officeooo:paragraph-rsid="0018bc57" fo:hyphenate="true" fo:hyphenation-remain-char-count="2" fo:hyphenation-push-char-count="2"/>
    </style:style>
    <style:style style:name="P10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fo:color="#1a1a1a" style:font-name="Wilke-Italic" fo:font-size="9.5pt" fo:language="fr" fo:country="BE" fo:font-style="italic" officeooo:paragraph-rsid="0018bc57" style:letter-kerning="false" style:font-size-asian="9.5pt" style:font-style-asian="italic" style:font-name-complex="Wilke-Italic" style:font-size-complex="9.5pt" style:font-style-complex="italic" fo:hyphenate="true" fo:hyphenation-remain-char-count="2" fo:hyphenation-push-char-count="2"/>
    </style:style>
    <style:style style:name="P11" style:family="paragraph" style:parent-style-name="Normal">
      <style:paragraph-properties fo:margin-top="0cm" fo:margin-bottom="0cm" style:contextual-spacing="false" fo:line-height="100%" fo:orphans="2" fo:widows="2" fo:hyphenation-ladder-count="no-limit" style:text-autospace="none" style:vertical-align="auto"/>
      <style:text-properties fo:color="#1a1a1a" style:font-name="Wilke-Roman" fo:font-size="9.5pt" fo:language="fr" fo:country="BE" officeooo:paragraph-rsid="0018bc57" style:letter-kerning="false" style:font-size-asian="9.5pt" style:font-name-complex="Wilke-Roman" style:font-size-complex="9.5pt" fo:hyphenate="true" fo:hyphenation-remain-char-count="2" fo:hyphenation-push-char-count="2"/>
    </style:style>
    <style:style style:name="T1" style:family="text">
      <style:text-properties style:font-name="Avenir-Book" fo:font-size="9pt" style:letter-kerning="false" style:font-size-asian="9pt" style:font-name-complex="Avenir-Book" style:font-size-complex="9pt"/>
    </style:style>
    <style:style style:name="T2" style:family="text">
      <style:text-properties style:font-name="Avenir-Book" fo:font-size="9pt" fo:language="fr" fo:country="BE" style:letter-kerning="false" style:font-size-asian="9pt" style:font-name-complex="Avenir-Book" style:font-size-complex="9pt"/>
    </style:style>
    <style:style style:name="T3" style:family="text">
      <style:text-properties style:font-name="Palatino-Roman" fo:font-size="10pt" fo:language="fr" fo:country="BE" style:letter-kerning="false" style:font-size-asian="10pt" style:font-name-complex="Palatino-Roman" style:font-size-complex="10pt"/>
    </style:style>
    <style:style style:name="T4" style:family="text">
      <style:text-properties style:font-name="Palatino-Roman" fo:font-size="7pt" fo:language="fr" fo:country="BE" style:letter-kerning="false" style:font-size-asian="7pt" style:font-name-complex="Palatino-Roman" style:font-size-complex="7pt"/>
    </style:style>
    <style:style style:name="T5" style:family="text">
      <style:text-properties style:font-name="Palatino-Roman" fo:font-size="6pt" fo:language="fr" fo:country="BE" style:letter-kerning="false" style:font-size-asian="6pt" style:font-name-complex="Palatino-Roman" style:font-size-complex="6pt"/>
    </style:style>
    <style:style style:name="T6" style:family="text">
      <style:text-properties style:font-name="Palatino-Roman" fo:font-size="9pt" fo:language="fr" fo:country="BE" style:letter-kerning="false" style:font-size-asian="9pt" style:font-name-complex="Palatino-Roman" style:font-size-complex="9pt"/>
    </style:style>
    <style:style style:name="T7" style:family="text">
      <style:text-properties style:font-name="Palatino-Italic" fo:font-size="9pt" fo:language="fr" fo:country="BE" fo:font-style="italic" style:letter-kerning="false" style:font-size-asian="9pt" style:font-style-asian="italic" style:font-name-complex="Palatino-Italic" style:font-size-complex="9pt" style:font-style-complex="italic"/>
    </style:style>
    <style:style style:name="T8" style:family="text">
      <style:text-properties style:font-name="Rpxr" fo:font-size="9pt" fo:language="fr" fo:country="BE" style:letter-kerning="false" style:font-size-asian="9pt" style:font-name-complex="Rpxr" style:font-size-complex="9pt"/>
    </style:style>
    <style:style style:name="T9" style:family="text">
      <style:text-properties fo:color="#1a1a1a" style:font-name="Wilke-Roman" fo:font-size="9.5pt" fo:language="fr" fo:country="BE" style:letter-kerning="false" style:font-size-asian="9.5pt" style:font-name-complex="Wilke-Roman" style:font-size-complex="9.5pt"/>
    </style:style>
    <style:style style:name="T10" style:family="text">
      <style:text-properties fo:color="#1a1a1a" style:font-name="Wilke-Roman" fo:font-size="9.5pt" style:letter-kerning="false" style:font-size-asian="9.5pt" style:font-name-complex="Wilke-Roman" style:font-size-complex="9.5pt"/>
    </style:style>
    <style:style style:name="T11" style:family="text">
      <style:text-properties fo:color="#1a1a1a" style:font-name="Wilke-Italic" fo:font-size="9.5pt" fo:language="fr" fo:country="BE" fo:font-style="italic" style:letter-kerning="false" style:font-size-asian="9.5pt" style:font-style-asian="italic" style:font-name-complex="Wilke-Italic" style:font-size-complex="9.5pt" style:font-style-complex="italic"/>
    </style:style>
    <style:style style:name="T12" style:family="text">
      <style:text-properties fo:color="#1a1a1a" style:font-name="Wilke-Italic" fo:font-size="9.5pt" fo:font-style="italic" style:letter-kerning="false" style:font-size-asian="9.5pt" style:font-style-asian="italic" style:font-name-complex="Wilke-Italic" style:font-size-complex="9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/>
      <text:p text:style-name="P6">Arrêté Préfectoral de Protection de Biotope (APPB)</text:p>
      <text:p text:style-name="P6"/>
      <text:p text:style-name="P1"><text:span text:style-name="Default_20_Paragraph_20_Font"><text:span text:style-name="T2">L'équivalence écologique concerne aussi bien la compensation de la destruction ou la dégradation des habitats d'espèces, que </text:span></text:span><text:span text:style-name="T2">la perturbation causée au cycle biologique de ces espèces et la rupture de la connectivité entre habitats d'espèces. Un site sur lequel sont mises en oeuvre les mesures compensatoires devrait correspondre à ce qu'apportait l'habitat impacté de l'espèce, en répondant aux exigences de son cycle biologique : par exemple, si le secteur d'alimentation de l'espèce est détruit, un nouvel espace permettant à l'espèce de s'alimenter est proposé en compensation. Suivant l'exigence de l'espèce, sa souplesse</text:span></text:p>
      <text:p text:style-name="P1"><text:span text:style-name="Default_20_Paragraph_20_Font"><text:span text:style-name="T2">adaptative et à la disponibilité d'un espace qui réponde à ses besoins, la compensation pourrait être appelée à se diversifi er et</text:span></text:span></text:p>
      <text:p text:style-name="P7">à se cumuler, afi n de couvrir tous les besoins spécifi ques.</text:p>
      <text:p text:style-name="P7"/>
      <text:p text:style-name="P7"/>
      <text:p text:style-name="P1"><text:span text:style-name="Default_20_Paragraph_20_Font"><text:span text:style-name="T1">additionnalité des mesures compensatoir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-Italic" svg:font-family="Palatino-Italic" style:font-family-generic="roman"/>
    <style:font-face style:name="Palatino-Roman" svg:font-family="Palatino-Roman" style:font-family-generic="roman"/>
    <style:font-face style:name="Avenir-Book" svg:font-family="Avenir-Book" style:font-family-generic="swiss"/>
    <style:font-face style:name="FreeSans1" svg:font-family="FreeSans" style:font-family-generic="swiss"/>
    <style:font-face style:name="Wilke-Italic" svg:font-family="Wilke-Italic" style:font-family-generic="swiss"/>
    <style:font-face style:name="Wilke-Roman" svg:font-family="Wilke-Roman" style:font-family-generic="swiss"/>
    <style:font-face style:name="Rpxr" svg:font-family="Rpxr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21:15:24.558045038</meta:creation-date>
    <dc:date>2014-09-03T23:25:51.684774344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5" meta:word-count="137" meta:character-count="908" meta:non-whitespace-character-count="776"/>
  </office:meta>
</office:document-meta>
</file>